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12.123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81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7.447cm"/>
    </style:style>
    <style:style style:name="co13" style:family="table-column">
      <style:table-column-properties fo:break-before="auto" style:column-width="13.524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228cm" fo:break-before="auto" style:use-optimal-row-height="true"/>
    </style:style>
    <style:style style:name="ro11" style:family="table-row">
      <style:table-row-properties style:row-height="2.842cm" fo:break-before="auto" style:use-optimal-row-height="true"/>
    </style:style>
    <style:style style:name="ro12" style:family="table-row">
      <style:table-row-properties style:row-height="2.45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863c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7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4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54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pt" fo:country="B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number-columns-repeated="2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3" table:number-columns-repeated="1016" table:default-cell-style-name="ce37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0" table:default-cell-style-name="ce23"/>
        <table:table-column table:style-name="co3" table:number-columns-repeated="1017" table:default-cell-style-name="ce23"/>
        <table:table-row table:style-name="ro5">
          <table:table-cell table:style-name="ce44" office:value-type="string" calcext:value-type="string">
            <text:p>ID</text:p>
          </table:table-cell>
          <table:table-cell table:style-name="ce47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48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48" office:value-type="string" calcext:value-type="string">
            <text:p>Pré-condições</text:p>
          </table:table-cell>
          <table:table-cell table:style-name="ce47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2">Passo a passo</text:span> para execução</text:p>
          </table:table-cell>
          <table:table-cell table:style-name="ce47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47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54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6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sucesso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visualizar a Time Line da conta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válido e senha incorreta</text:p>
          </table:table-cell>
          <table:table-cell table:style-name="ce22" office:value-type="string" calcext:value-type="string">
            <text:p>Usuário deve ser válido.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Incorrect Password”e mensagem “The password you entered is incorrect. Please try again.” e um botão de “Ok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in apenas com usuário preenchido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password to log in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ar sem preencher usuário e senha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username, e-mail or mobile number to log in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válido <text:s/>e senha qualquer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Can’t find account”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licar checkbox “Salvar credenciais”</text:p>
          </table:table-cell>
          <table:table-cell table:style-name="ce22"/>
          <table:table-cell table:style-name="ce22" office:value-type="string" calcext:value-type="string">
            <text:p><text:span text:style-name="T3">1- Acessar aplicação.</text:span></text:p>
            <text:p><text:span text:style-name="T3">2- Clicar checkbox “Salvar credenciais”</text:span></text:p>
          </table:table-cell>
          <table:table-cell table:style-name="ce22" office:value-type="string" calcext:value-type="string">
            <text:p>Deve marcar o checkbox “Salvar credenciais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Pesquisar “Mark” e abrir 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digitar na barra Search “Mark”</text:p>
            <text:p>5- Deve clicar no perfil do “Mark”</text:p>
          </table:table-cell>
          <table:table-cell table:style-name="ce22" office:value-type="string" calcext:value-type="string">
            <text:p>Deve visualizar o perfil do Mark Zuckerberg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Dar like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</text:p>
            <text:p>5- Deve clicar no coração de Like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omentar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.</text:p>
            <text:p>5- Deve clicar no botão de Comentar foto.</text:p>
            <text:p>6- Deve digitar na barra de comentário.</text:p>
            <text:p>7- Deve clicar em enviar.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Atualizar página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fazer scroll para baixo</text:p>
          </table:table-cell>
          <table:table-cell table:style-name="ce22" office:value-type="string" calcext:value-type="string">
            <text:p>Deve alterar o conteúdo do explorar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Salvar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<text:span text:style-name="T3">4- Deve clicar em alguma foto.</text:span></text:p>
            <text:p>5- Deve clicar no ícone de salvar publicação.</text:p>
          </table:table-cell>
          <table:table-cell table:style-name="ce22" office:value-type="string" calcext:value-type="string">
            <text:p>Deve aparecer que a publicação foi salva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licar botão “não recomende posts como este”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clicar e segurar em alguma foto até aparecer as opções da imagem.</text:span></text:p>
            <text:p><text:span text:style-name="T3">5- Deve arrastar para a opção “Options” e soltar.</text:span></text:p>
            <text:p><text:span text:style-name="T3">6- Deve clicar em “Not Interested”</text:span></text:p>
          </table:table-cell>
          <table:table-cell table:style-name="ce22" office:value-type="string" calcext:value-type="string">
            <text:p>Deve aparecer um pop-up confirmando a não recomendação de posts como o que foi clicad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like em alguma foto atravé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 segurar em alguma foto do perfil até aparecer as opções.</text:span></text:p>
            <text:p><text:span text:style-name="T3">7- Deve arrastar até o botão de Like</text:span>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omentar em alguma foto atravé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 segurar em alguma foto do perfil até aparecer as opções.</text:span></text:p>
            <text:p><text:span text:style-name="T3">7- Deve arrastar até o botão de Comentar</text:span>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botão “Message” e enviar uma mensagem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no botão “Message”</text:span></text:p>
            <text:p><text:span text:style-name="T3">7- Deve escrever na barra de mensagem “Olá”</text:span></text:p>
          </table:table-cell>
          <table:table-cell table:style-name="ce22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Acessar enviar mensagem arrastando para a esquerda na tela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arrastar a tela para a esquerda</text:span></text:p>
          </table:table-cell>
          <table:table-cell table:style-name="ce22" office:value-type="string" calcext:value-type="string">
            <text:p>Deve aparecer a tela para enviar mensagem para o perfil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esconder storie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 segurar em alguma foto do perfil até aparecer as opções.</text:span></text:p>
            <text:p><text:span text:style-name="T3">7- Deve arrastar até o botão de Like</text:span></text:p>
          </table:table-cell>
          <table:table-cell table:style-name="ce22" office:value-type="string" calcext:value-type="string">
            <text:p>Deve aparecer o pop-up “Mark will no longer see your story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10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2"/>
          <table:table-cell table:style-name="ce57"/>
          <table:table-cell table:style-name="ce22" table:number-columns-repeated="3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22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1" calcext:value-type="float">
            <text:p>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2" calcext:value-type="float">
            <text:p>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3" calcext:value-type="float">
            <text:p>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4" calcext:value-type="float">
            <text:p>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" calcext:value-type="float">
            <text:p>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6" calcext:value-type="float">
            <text:p>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7" calcext:value-type="float">
            <text:p>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8" calcext:value-type="float">
            <text:p>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9" calcext:value-type="float">
            <text:p>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10" calcext:value-type="float">
            <text:p>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11" calcext:value-type="float">
            <text:p>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12" calcext:value-type="float">
            <text:p>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13" calcext:value-type="float">
            <text:p>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14" calcext:value-type="float">
            <text:p>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15" calcext:value-type="float">
            <text:p>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16" calcext:value-type="float">
            <text:p>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17" calcext:value-type="float">
            <text:p>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18" calcext:value-type="float">
            <text:p>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19" calcext:value-type="float">
            <text:p>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20" calcext:value-type="float">
            <text:p>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21" calcext:value-type="float">
            <text:p>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22" calcext:value-type="float">
            <text:p>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23" calcext:value-type="float">
            <text:p>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24" calcext:value-type="float">
            <text:p>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25" calcext:value-type="float">
            <text:p>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26" calcext:value-type="float">
            <text:p>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27" calcext:value-type="float">
            <text:p>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28" calcext:value-type="float">
            <text:p>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29" calcext:value-type="float">
            <text:p>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30" calcext:value-type="float">
            <text:p>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31" calcext:value-type="float">
            <text:p>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32" calcext:value-type="float">
            <text:p>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33" calcext:value-type="float">
            <text:p>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34" calcext:value-type="float">
            <text:p>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35" calcext:value-type="float">
            <text:p>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36" calcext:value-type="float">
            <text:p>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37" calcext:value-type="float">
            <text:p>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38" calcext:value-type="float">
            <text:p>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39" calcext:value-type="float">
            <text:p>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40" calcext:value-type="float">
            <text:p>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41" calcext:value-type="float">
            <text:p>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42" calcext:value-type="float">
            <text:p>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43" calcext:value-type="float">
            <text:p>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44" calcext:value-type="float">
            <text:p>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45" calcext:value-type="float">
            <text:p>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46" calcext:value-type="float">
            <text:p>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47" calcext:value-type="float">
            <text:p>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48" calcext:value-type="float">
            <text:p>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49" calcext:value-type="float">
            <text:p>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50" calcext:value-type="float">
            <text:p>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3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37"/>
        <table:table-row table:style-name="ro4" table:number-rows-repeated="2">
          <table:table-cell table:number-columns-repeated="1024"/>
        </table:table-row>
        <table:table-row table:style-name="ro4">
          <table:table-cell table:style-name="ce76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76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5" table:number-columns-repeated="2" table:default-cell-style-name="ce37"/>
        <table:table-column table:style-name="co16" table:default-cell-style-name="ce37"/>
        <table:table-column table:style-name="co3" table:number-columns-repeated="1021" table:default-cell-style-name="ce37"/>
        <table:table-row table:style-name="ro4">
          <table:table-cell table:number-columns-repeated="1024"/>
        </table:table-row>
        <table:table-row table:style-name="ro14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17" calcext:value-type="float">
            <text:p>17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11" calcext:value-type="float">
            <text:p>11</text:p>
          </table:table-cell>
          <table:table-cell table:style-name="ce101" table:formula="of:=[.B4]/[.B3]" office:value-type="percentage" office:value="0.647058823529412" calcext:value-type="percentage">
            <text:p>64,71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1" calcext:value-type="float">
            <text:p>1</text:p>
          </table:table-cell>
          <table:table-cell table:style-name="ce101" table:formula="of:=[.B5]/[.B3]" office:value-type="percentage" office:value="0.0588235294117647" calcext:value-type="percentage">
            <text:p>5,88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5" calcext:value-type="float">
            <text:p>5</text:p>
          </table:table-cell>
          <table:table-cell table:style-name="ce102" table:formula="of:=[.B6]/[.B3]" office:value-type="percentage" office:value="0.294117647058824" calcext:value-type="percentage">
            <text:p>29,41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22:12:57.55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4-09T22:31:10.906000000</dc:date>
    <meta:generator>LibreOffice/7.6.2.1$Windows_X86_64 LibreOffice_project/56f7684011345957bbf33a7ee678afaf4d2ba333</meta:generator>
    <meta:editing-duration>P4DT34M19S</meta:editing-duration>
    <meta:editing-cycles>42</meta:editing-cycles>
    <meta:document-statistic meta:table-count="4" meta:cell-count="3046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898cm" svg:y="0.899cm" svg:width="7.638cm" svg:height="5.82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1">
                <text:p>11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